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1" style:family="graphic" style:parent-style-name="objectwithoutfill">
      <style:graphic-properties draw:marker-end="Arrow" draw:marker-end-width="0.3cm" draw:fill="solid" draw:fill-color="#00ccf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75cm"/>
    </style:style>
    <style:style style:name="gr23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1.9cm" svg:y="11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1.3cm" svg:y="14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1.3cm" svg:y="16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0.701cm" svg:y="11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0.101cm" svg:y="14.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1.5cm" svg:y="8.4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13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8.6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0.8cm" svg:y="2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19.901cm" svg:y="2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2.601cm" svg:height="2.2cm" svg:x="20.4cm" svg:y="8.4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14.1cm" svg:y1="16.675cm" svg:x2="14.1cm" svg:y2="14.875cm" draw:start-shape="id1" draw:start-glue-point="1" draw:end-shape="id2" draw:end-glue-point="1" svg:d="M14100 16675h501v-1800h-501" svg:viewBox="0 0 502 1801">
          <text:p/>
        </draw:connector>
        <draw:connector draw:style-name="gr6" draw:text-style-name="P1" draw:layer="layout" svg:x1="9.579cm" svg:y1="11.17cm" svg:x2="11.9cm" svg:y2="12.863cm" draw:end-shape="id3" draw:end-glue-point="6" svg:d="M9579 11170h910v1693h1411" svg:viewBox="0 0 2322 1694">
          <text:p/>
        </draw:connector>
        <draw:connector draw:style-name="gr6" draw:text-style-name="P1" draw:layer="layout" svg:x1="9.657cm" svg:y1="8.83cm" svg:x2="12.15cm" svg:y2="9.463cm" draw:end-shape="id4" draw:end-glue-point="5" svg:d="M9657 8830h671v633h1822" svg:viewBox="0 0 2494 634">
          <text:p/>
        </draw:connector>
        <draw:line draw:style-name="gr6" draw:text-style-name="P1" draw:layer="layout" svg:x1="21.301cm" svg:y1="13.4cm" svg:x2="21.301cm" svg:y2="14.3cm">
          <text:p/>
        </draw:line>
        <draw:line draw:style-name="gr6" draw:text-style-name="P1" draw:layer="layout" svg:x1="12.5cm" svg:y1="13.425cm" svg:x2="12.5cm" svg:y2="14.525cm">
          <text:p/>
        </draw:line>
        <draw:connector draw:style-name="gr6" draw:text-style-name="P1" draw:layer="layout" draw:line-skew="-0.6cm" svg:x1="20.101cm" svg:y1="14.85cm" svg:x2="19.901cm" svg:y2="21.05cm" draw:start-shape="id5" draw:start-glue-point="3" draw:end-shape="id6" draw:end-glue-point="6" svg:d="M20101 14850h-1301v6200h1101" svg:viewBox="0 0 1302 6201">
          <text:p/>
        </draw:connector>
        <draw:frame draw:style-name="gr7" draw:layer="layout" svg:width="3cm" svg:height="1.925cm" svg:x="2.5cm" svg:y="8.4cm">
          <draw:text-box>
            <text:p>挂载点</text:p>
            <text:p>mount</text:p>
          </draw:text-box>
        </draw:frame>
        <draw:connector draw:style-name="gr6" draw:text-style-name="P1" draw:layer="layout" svg:x1="11.3cm" svg:y1="14.875cm" svg:x2="8.6cm" svg:y2="21.175cm" draw:start-shape="id2" draw:start-glue-point="3" draw:end-shape="id7" draw:end-glue-point="6" svg:d="M11300 14875h-3201v6300h501" svg:viewBox="0 0 3202 6301">
          <text:p/>
        </draw:connector>
        <draw:line draw:style-name="gr8" draw:text-style-name="P1" draw:layer="layout" svg:x1="9.5cm" svg:y1="21.225cm" svg:x2="11.1cm" svg:y2="21.225cm">
          <text:p/>
        </draw:line>
        <draw:line draw:style-name="gr8" draw:text-style-name="P1" draw:layer="layout" svg:x1="12cm" svg:y1="21.125cm" svg:x2="13.7cm" svg:y2="21.125cm">
          <text:p/>
        </draw:line>
        <draw:frame draw:style-name="gr9" draw:layer="layout" svg:width="4.5cm" svg:height="2.124cm" svg:x="2.3cm" svg:y="11.701cm">
          <draw:text-box>
            <text:p>超级块</text:p>
            <text:p>super_block</text:p>
          </draw:text-box>
        </draw:frame>
        <draw:frame draw:style-name="gr10" draw:layer="layout" svg:width="3cm" svg:height="1.923cm" svg:x="2.3cm" svg:y="14.402cm">
          <draw:text-box>
            <text:p>目录项</text:p>
            <text:p>dentry</text:p>
          </draw:text-box>
        </draw:frame>
        <draw:frame draw:style-name="gr11" draw:layer="layout" svg:width="3.1cm" svg:height="2.022cm" svg:x="2.3cm" svg:y="19.678cm">
          <draw:text-box>
            <text:p>索引节点</text:p>
            <text:p>inode</text:p>
          </draw:text-box>
        </draw:frame>
        <draw:line draw:style-name="gr8" draw:text-style-name="P1" draw:layer="layout" svg:x1="12.9cm" svg:y1="10.725cm" svg:x2="12.9cm" svg:y2="11.825cm">
          <text:p/>
        </draw:line>
        <draw:line draw:style-name="gr8" draw:text-style-name="P1" draw:layer="layout" svg:x1="21.801cm" svg:y1="10.7cm" svg:x2="21.801cm" svg:y2="12cm">
          <text:p/>
        </draw:line>
        <draw:connector draw:style-name="gr5" draw:text-style-name="P1" draw:layer="layout" svg:x1="11.3cm" svg:y1="16.675cm" svg:x2="11.3cm" svg:y2="14.875cm" draw:start-shape="id1" draw:start-glue-point="3" draw:end-shape="id2" draw:end-glue-point="3" svg:d="M11300 16675h-501v-1800h501" svg:viewBox="0 0 502 1801">
          <text:p/>
        </draw:connector>
        <draw:custom-shape draw:style-name="gr2" draw:text-style-name="P1" xml:id="id8" draw:id="id8" draw:layer="layout" svg:width="2.8cm" svg:height="0.9cm" svg:x="11.299cm" svg:y="18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.1cm" svg:y1="16.674cm" svg:x2="14.099cm" svg:y2="18.474cm" draw:end-shape="id8" draw:end-glue-point="1" svg:d="M14100 16674h500v1800h-501" svg:viewBox="0 0 502 1801">
          <text:p/>
        </draw:connector>
        <draw:connector draw:style-name="gr5" draw:text-style-name="P1" draw:layer="layout" svg:x1="11.3cm" svg:y1="16.674cm" svg:x2="11.299cm" svg:y2="18.474cm" draw:end-shape="id8" draw:end-glue-point="3" svg:d="M11300 16674h-502v1800h501" svg:viewBox="0 0 503 1801">
          <text:p/>
        </draw:connector>
        <draw:line draw:style-name="gr6" draw:text-style-name="P1" draw:layer="layout" svg:x1="12.9cm" svg:y1="18.925cm" svg:x2="14.1cm" svg:y2="20.4cm">
          <text:p/>
        </draw:line>
        <draw:path draw:style-name="gr12" draw:text-style-name="P1" draw:layer="layout" svg:width="4.797cm" svg:height="3.54cm" draw:transform="skewX (-0.869523033343575) rotate (-2.87420821218426) translate (16.4267202844714cm 19.4322845931478cm)" svg:viewBox="0 0 4798 3541" svg:d="M0 3541c4747 0 4798-3541 4798-3541l-88 60">
          <text:p/>
        </draw:path>
        <draw:custom-shape draw:style-name="gr13" draw:text-style-name="P1" draw:layer="layout" svg:width="43.1cm" svg:height="28.3cm" svg:x="2.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7cm" svg:height="0.9cm" svg:x="20.3cm" svg:y="3.6cm">
          <text:p text:style-name="P1">&lt;ext2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2.6cm" svg:y="5.001cm">
          <draw:text-box>
            <text:p>挂载点哈希表</text:p>
            <text:p>mount_hashtable</text:p>
          </draw:text-box>
        </draw:frame>
        <draw:custom-shape draw:style-name="gr14" draw:text-style-name="P1" draw:layer="layout" svg:width="7.1cm" svg:height="0.9cm" svg:x="28cm" svg:y="3.6cm">
          <text:p text:style-name="P1">&lt;ext3, sys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5.2cm" svg:height="2.486cm" svg:x="2.4cm" svg:y="25.875cm">
          <draw:text-box>
            <text:p>挂载目录哈希表</text:p>
            <text:p>mountpoint_hashtable</text:p>
          </draw:text-box>
        </draw:frame>
        <draw:custom-shape draw:style-name="gr14" draw:text-style-name="P1" draw:layer="layout" svg:width="8.7cm" svg:height="0.9cm" svg:x="13.8cm" svg:y="26.8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7.8cm" svg:height="0.9cm" svg:x="22.5cm" svg:y="26.8cm">
          <text:p text:style-name="P1">&lt;sys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2" draw:id="id12" draw:layer="layout" svg:width="1.5cm" svg:height="2.3cm" svg:x="15.9cm" svg:y="23.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4.5cm" svg:height="2.022cm" svg:x="2.3cm" svg:y="23.078cm">
          <draw:text-box>
            <text:p>挂载节点</text:p>
            <text:p>mountpoint</text:p>
          </draw:text-box>
        </draw:frame>
        <draw:line draw:style-name="gr16" draw:text-style-name="P1" draw:layer="layout" svg:x1="16.7cm" svg:y1="26.8cm" svg:x2="16.7cm" svg:y2="25.4cm">
          <text:p/>
        </draw:line>
        <draw:connector draw:style-name="gr6" draw:text-style-name="P1" draw:layer="layout" svg:x1="27.101cm" svg:y1="24.251cm" svg:x2="21.501cm" svg:y2="17.3cm" draw:start-shape="id9" draw:start-glue-point="5" draw:end-shape="id10" draw:end-glue-point="2" svg:d="M27101 24251h-5600v-6951" svg:viewBox="0 0 5601 6952">
          <text:p/>
        </draw:connector>
        <draw:connector draw:style-name="gr6" draw:text-style-name="P1" draw:layer="layout" draw:line-skew="-0.8cm" svg:x1="20.4cm" svg:y1="10.6cm" svg:x2="17.4cm" svg:y2="24.25cm" draw:start-shape="id11" draw:start-glue-point="6" draw:end-shape="id12" draw:end-glue-point="7" svg:d="M20400 10600h-2300v13650h-700" svg:viewBox="0 0 3001 13651">
          <text:p/>
        </draw:connector>
        <draw:custom-shape draw:style-name="gr14" draw:text-style-name="P1" draw:layer="layout" svg:width="8.1cm" svg:height="0.9cm" svg:x="35cm" svg:y="3.6cm">
          <text:p text:style-name="P1">&lt;ext3, ho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2.8cm" svg:height="0.9cm" svg:x="20.101cm" svg:y="16.4cm">
          <text:p text:style-name="P1">s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2.8cm" svg:height="0.9cm" svg:x="23.401cm" svg:y="16.4cm">
          <text:p text:style-name="P1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cm" svg:height="1.3cm" svg:x="22.402cm" svg:y="2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cm" svg:height="1.3cm" svg:x="24.903cm" svg:y="20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1cm" svg:y1="21.125cm" svg:x2="22.7cm" svg:y2="21.125cm">
          <text:p/>
        </draw:line>
        <draw:line draw:style-name="gr8" draw:text-style-name="P1" draw:layer="layout" svg:x1="23.6cm" svg:y1="21.125cm" svg:x2="25.2cm" svg:y2="21.125cm">
          <text:p/>
        </draw:line>
        <draw:connector draw:style-name="gr5" draw:text-style-name="P1" draw:layer="layout" svg:x1="20.101cm" svg:y1="16.85cm" svg:x2="20.101cm" svg:y2="14.85cm" draw:start-shape="id10" draw:start-glue-point="3" draw:end-shape="id5" draw:end-glue-point="3" svg:d="M20101 16850h-501v-2000h501" svg:viewBox="0 0 502 2001">
          <text:p/>
        </draw:connector>
        <draw:line draw:style-name="gr6" draw:text-style-name="P1" draw:layer="layout" svg:x1="22.3cm" svg:y1="17.3cm" svg:x2="22.9cm" svg:y2="20.2cm">
          <text:p/>
        </draw:line>
        <draw:line draw:style-name="gr6" draw:text-style-name="P1" draw:layer="layout" svg:x1="25.6cm" svg:y1="17.3cm" svg:x2="25.6cm" svg:y2="20.5cm">
          <text:p/>
        </draw:line>
        <draw:connector draw:style-name="gr5" draw:text-style-name="P1" draw:layer="layout" draw:line-skew="-0.202cm" svg:x1="26.201cm" svg:y1="16.85cm" svg:x2="22.901cm" svg:y2="14.85cm" draw:start-shape="id13" draw:start-glue-point="1" draw:end-shape="id5" draw:end-glue-point="1" svg:d="M26201 16850h299v-2000h-3599" svg:viewBox="0 0 3600 2001">
          <text:p/>
        </draw:connector>
        <draw:connector draw:style-name="gr5" draw:text-style-name="P1" draw:layer="layout" svg:x1="23.401cm" svg:y1="16.85cm" svg:x2="22.901cm" svg:y2="16.85cm" draw:start-shape="id13" draw:start-glue-point="3" draw:end-shape="id10" draw:end-glue-point="1" svg:d="M23401 16850h-500" svg:viewBox="0 0 501 1">
          <text:p/>
        </draw:connector>
        <draw:custom-shape draw:style-name="gr17" draw:text-style-name="P1" draw:layer="layout" svg:width="1.7cm" svg:height="1.5cm" svg:x="31.8cm" svg:y="11.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xml:id="id14" draw:id="id14" draw:layer="layout" svg:width="2.8cm" svg:height="0.9cm" svg:x="31.1cm" svg:y="14.3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5" draw:id="id15" draw:layer="layout" svg:width="1.3cm" svg:height="1.3cm" svg:x="30.9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601cm" svg:height="2.2cm" svg:x="31.399cm" svg:y="8.3cm">
          <text:p text:style-name="P1">x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2.5cm" svg:y1="13.3cm" svg:x2="32.5cm" svg:y2="14.2cm">
          <text:p/>
        </draw:line>
        <draw:connector draw:style-name="gr6" draw:text-style-name="P1" draw:layer="layout" svg:x1="31.1cm" svg:y1="14.75cm" svg:x2="30.9cm" svg:y2="20.95cm" draw:start-shape="id14" draw:start-glue-point="3" draw:end-shape="id15" draw:end-glue-point="6" svg:d="M31100 14750h-701v6200h501" svg:viewBox="0 0 702 6201">
          <text:p/>
        </draw:connector>
        <draw:line draw:style-name="gr8" draw:text-style-name="P1" draw:layer="layout" svg:x1="32.8cm" svg:y1="10.6cm" svg:x2="32.8cm" svg:y2="11.9cm">
          <text:p/>
        </draw:line>
        <draw:custom-shape draw:style-name="gr19" draw:text-style-name="P1" draw:layer="layout" svg:width="1.7cm" svg:height="1.5cm" svg:x="39.501cm" svg:y="11.8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" xml:id="id16" draw:id="id16" draw:layer="layout" svg:width="2.8cm" svg:height="0.9cm" svg:x="38.801cm" svg:y="14.301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7" draw:id="id17" draw:layer="layout" svg:width="1.3cm" svg:height="1.3cm" svg:x="38.601cm" svg:y="20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9" draw:id="id19" draw:layer="layout" svg:width="2.601cm" svg:height="2.2cm" svg:x="39.1cm" svg:y="8.301cm">
          <text:p text:style-name="P1">btr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40.201cm" svg:y1="13.301cm" svg:x2="40.201cm" svg:y2="14.201cm">
          <text:p/>
        </draw:line>
        <draw:connector draw:style-name="gr21" draw:text-style-name="P1" draw:layer="layout" svg:x1="38.801cm" svg:y1="14.751cm" svg:x2="38.601cm" svg:y2="20.951cm" draw:start-shape="id16" draw:start-glue-point="3" draw:end-shape="id17" draw:end-glue-point="6" svg:d="M38801 14751h-701v6200h501" svg:viewBox="0 0 702 6201">
          <text:p/>
        </draw:connector>
        <draw:line draw:style-name="gr21" draw:text-style-name="P1" draw:layer="layout" svg:x1="40.501cm" svg:y1="10.601cm" svg:x2="40.501cm" svg:y2="11.901cm">
          <text:p/>
        </draw:line>
        <draw:custom-shape draw:style-name="gr14" draw:text-style-name="P1" draw:layer="layout" svg:width="7.7cm" svg:height="0.9cm" svg:x="30.3cm" svg:y="26.8cm">
          <text:p text:style-name="P1">&lt;ho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9" draw:id="id9" draw:layer="layout" svg:width="1.5cm" svg:height="2.3cm" svg:x="27.101cm" svg:y="23.10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1.5cm" svg:height="2.3cm" svg:x="35.202cm" svg:y="23.10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1" draw:layer="layout" svg:x1="27.9cm" svg:y1="26.801cm" svg:x2="27.9cm" svg:y2="25.401cm">
          <text:p/>
        </draw:line>
        <draw:line draw:style-name="gr16" draw:text-style-name="P1" draw:layer="layout" svg:x1="36cm" svg:y1="26.802cm" svg:x2="36cm" svg:y2="25.402cm">
          <text:p/>
        </draw:line>
        <draw:connector draw:style-name="gr6" draw:text-style-name="P1" draw:layer="layout" draw:line-skew="-0.7cm" svg:x1="31.399cm" svg:y1="10.5cm" svg:x2="28.601cm" svg:y2="24.251cm" draw:start-shape="id18" draw:start-glue-point="6" draw:end-shape="id9" draw:end-glue-point="7" svg:d="M31399 10500h-2099v13751h-699" svg:viewBox="0 0 2799 13752">
          <text:p/>
        </draw:connector>
        <draw:connector draw:style-name="gr6" draw:text-style-name="P1" draw:layer="layout" draw:line-skew="-0.801cm" svg:x1="39.1cm" svg:y1="10.501cm" svg:x2="36.702cm" svg:y2="24.252cm" draw:start-shape="id19" draw:start-glue-point="6" draw:end-shape="id20" draw:end-glue-point="7" svg:d="M39100 10501h-2000v13751h-398" svg:viewBox="0 0 2399 13752">
          <text:p/>
        </draw:connector>
        <draw:connector draw:style-name="gr6" draw:text-style-name="P1" draw:layer="layout" svg:x1="35.202cm" svg:y1="24.252cm" svg:x2="24.801cm" svg:y2="17.3cm" draw:start-shape="id20" draw:start-glue-point="5" draw:end-shape="id13" draw:end-glue-point="2" svg:d="M35202 24252h-10401v-6952" svg:viewBox="0 0 10402 6953">
          <text:p/>
        </draw:connector>
        <draw:connector draw:style-name="gr6" draw:text-style-name="P1" draw:layer="layout" svg:x1="15.9cm" svg:y1="24.25cm" svg:x2="12.699cm" svg:y2="18.924cm" draw:start-shape="id12" draw:start-glue-point="5" draw:end-shape="id8" draw:end-glue-point="2" svg:d="M15900 24250h-3201v-5326" svg:viewBox="0 0 3202 5327">
          <text:p/>
        </draw:connector>
        <draw:connector draw:style-name="gr6" draw:text-style-name="P1" draw:layer="layout" svg:x1="21.05cm" svg:y1="9.5cm" svg:x2="13.45cm" svg:y2="9.463cm" draw:start-shape="id11" draw:start-glue-point="5" draw:end-shape="id4" draw:end-glue-point="9" svg:d="M21050 9500h-3800v-37h-3800" svg:viewBox="0 0 7601 38">
          <text:p/>
        </draw:connector>
        <draw:connector draw:style-name="gr6" draw:text-style-name="P1" draw:layer="layout" svg:x1="32.049cm" svg:y1="9.4cm" svg:x2="22.351cm" svg:y2="9.5cm" draw:start-shape="id18" draw:start-glue-point="5" draw:end-shape="id11" draw:end-glue-point="9" svg:d="M32049 9400h-4849v100h-4849" svg:viewBox="0 0 9699 101">
          <text:p/>
        </draw:connector>
        <draw:connector draw:style-name="gr6" draw:text-style-name="P1" draw:layer="layout" svg:x1="39.75cm" svg:y1="9.401cm" svg:x2="21.7cm" svg:y2="8.4cm" draw:start-shape="id19" draw:start-glue-point="5" svg:d="M39750 9401h-9601v-1001h-8449" svg:viewBox="0 0 18051 1002">
          <text:p/>
        </draw:connector>
        <draw:frame draw:style-name="gr22" draw:layer="layout" svg:width="2.3cm" svg:height="1.025cm" svg:x="16.3cm" svg:y="8.2cm">
          <draw:text-box>
            <text:p>父亲</text:p>
          </draw:text-box>
        </draw:frame>
        <draw:frame draw:style-name="gr22" draw:layer="layout" svg:width="2.3cm" svg:height="1.025cm" svg:x="25cm" svg:y="7.375cm">
          <draw:text-box>
            <text:p>父亲</text:p>
          </draw:text-box>
        </draw:frame>
        <draw:frame draw:style-name="gr22" draw:layer="layout" svg:width="2.3cm" svg:height="1.025cm" svg:x="25cm" svg:y="8.476cm">
          <draw:text-box>
            <text:p>父亲</text:p>
          </draw:text-box>
        </draw:frame>
        <draw:custom-shape draw:style-name="gr23" draw:text-style-name="P1" draw:layer="layout" svg:width="26cm" svg:height="15.3cm" svg:x="18.7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layer="layout" svg:width="3.3cm" svg:height="1cm" svg:x="28.4cm" svg:y="5.8cm">
          <draw:text-box>
            <text:p>tmp_list</text:p>
          </draw:text-box>
        </draw:frame>
        <draw:line draw:style-name="gr16" draw:text-style-name="P1" draw:layer="layout" svg:x1="28.2cm" svg:y1="6.2cm" svg:x2="21.3cm" svg:y2="8.8cm">
          <text:p/>
        </draw:line>
        <draw:line draw:style-name="gr16" draw:text-style-name="P1" draw:layer="layout" svg:x1="22.2cm" svg:y1="8.9cm" svg:x2="31.7cm" svg:y2="9cm">
          <text:p/>
        </draw:line>
        <draw:line draw:style-name="gr16" draw:text-style-name="P1" draw:layer="layout" svg:x1="39.7cm" svg:y1="8.9cm" svg:x2="32.1cm" svg:y2="6.2cm">
          <text:p/>
        </draw:line>
        <draw:line draw:style-name="gr16" draw:text-style-name="P1" draw:layer="layout" svg:x1="33.1cm" svg:y1="8.844cm" svg:x2="40cm" svg:y2="8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4T22:43:43.715790455</dc:date>
    <meta:editing-duration>PT4H44M32S</meta:editing-duration>
    <meta:editing-cycles>136</meta:editing-cycles>
    <meta:generator>LibreOffice/4.2.7.2$Linux_x86 LibreOffice_project/420m0$Build-2</meta:generator>
    <meta:document-statistic meta:object-count="91"/>
  </office:meta>
</office:document-meta>
</file>